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reeDV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PCNet codec at around 2000 bits/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78 (504,396) LDPC code designed by vk5ds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8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(cepstrals)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10:.C12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3]/[.C8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7]*[.C13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9]-[.C21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21]-[.C18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 and do not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9]-[.C22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3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4:.C26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7]*[.C8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30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0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31]*[.C33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3]*[.C41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/[.C30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7]-[.C38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9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41]*[.C33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45]+[.C46]+10*LOG10([.C42]/[.C44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AWGN operating point, 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_high_lat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style-name="ce15" office:value-type="float" office:value="0.04" calcext:value-type="float">
            <text:p>0.040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1" calcext:value-type="float">
            <text:p>1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2" calcext:value-type="float">
            <text:p>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34" calcext:value-type="float">
            <text:p>3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68" calcext:value-type="float">
            <text:p>6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1700" calcext:value-type="float">
            <text:p>170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office:value-type="float" office:value="0.03" calcext:value-type="float">
            <text:p>0.03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table:style-name="ce15" office:value-type="float" office:value="0.01" calcext:value-type="float">
            <text:p>0.01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0" calcext:value-type="float">
            <text:p>50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25" calcext:value-type="float">
            <text:p>25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2" calcext:value-type="float">
            <text:p>2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2.5" calcext:value-type="float">
            <text:p>12.5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3400" calcext:value-type="float">
            <text:p>3400.00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table:style-name="ce15" office:value-type="float" office:value="0.5" calcext:value-type="float">
            <text:p>0.5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5" table:formula="of:=[.C37]+[.C38]+10*LOG10([.C34]/[.C36])" office:value-type="float" office:value="0.0435766232259276" calcext:value-type="float">
            <text:p>0.044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2:06:03.309234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9-03-11T12:13:48.565406202</dc:date>
    <meta:editing-duration>PT13H30M6S</meta:editing-duration>
    <meta:editing-cycles>46</meta:editing-cycles>
    <meta:generator>LibreOffice/5.4.6.2$Linux_X86_64 LibreOffice_project/40m0$Build-2</meta:generator>
    <dc:creator>David </dc:creator>
    <meta:document-statistic meta:table-count="4" meta:cell-count="327" meta:object-count="0"/>
  </office:meta>
</office:document-meta>
</file>